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94fa"/>
    </style:style>
    <style:style style:name="P2" style:family="paragraph" style:parent-style-name="Standard" style:list-style-name="L2">
      <style:text-properties officeooo:paragraph-rsid="001d94fa"/>
    </style:style>
    <style:style style:name="P3" style:family="paragraph" style:parent-style-name="Standard" style:list-style-name="L2">
      <style:text-properties officeooo:paragraph-rsid="0026328e"/>
    </style:style>
    <style:style style:name="P4" style:family="paragraph" style:parent-style-name="Standard" style:list-style-name="L2">
      <style:text-properties officeooo:paragraph-rsid="0026b91c"/>
    </style:style>
    <style:style style:name="P5" style:family="paragraph" style:parent-style-name="Standard">
      <style:text-properties officeooo:paragraph-rsid="001fd52b"/>
    </style:style>
    <style:style style:name="P6" style:family="paragraph" style:parent-style-name="Standard">
      <style:text-properties fo:font-weight="bold" officeooo:paragraph-rsid="00234447" style:font-weight-asian="bold" style:font-weight-complex="bold"/>
    </style:style>
    <style:style style:name="P7" style:family="paragraph" style:parent-style-name="Standard">
      <style:text-properties fo:font-weight="bold" officeooo:paragraph-rsid="001d94fa" style:font-weight-asian="bold" style:font-weight-complex="bold"/>
    </style:style>
    <style:style style:name="P8" style:family="paragraph" style:parent-style-name="Standard">
      <style:text-properties officeooo:paragraph-rsid="00246097"/>
    </style:style>
    <style:style style:name="T1" style:family="text">
      <style:text-properties officeooo:rsid="001d94fa"/>
    </style:style>
    <style:style style:name="T2" style:family="text">
      <style:text-properties officeooo:rsid="001eb99d"/>
    </style:style>
    <style:style style:name="T3" style:family="text">
      <style:text-properties officeooo:rsid="001fd52b"/>
    </style:style>
    <style:style style:name="T4" style:family="text">
      <style:text-properties officeooo:rsid="00246097"/>
    </style:style>
    <style:style style:name="T5" style:family="text">
      <style:text-properties officeooo:rsid="0026328e"/>
    </style:style>
    <style:style style:name="T6" style:family="text">
      <style:text-properties officeooo:rsid="0026b9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ax Calculator</text:span></text:p>
      <text:p text:style-name="P1"><text:span text:style-name="T1"/></text:p>
      <text:p text:style-name="P1"><text:span text:style-name="T1">Input:</text:span></text:p>
      <text:p text:style-name="P1"><text:span text:style-name="T1">Monthly income</text:span></text:p>
      <text:p text:style-name="P1"><text:span text:style-name="T1">Monthly allowance</text:span></text:p>
      <text:p text:style-name="P1"><text:span text:style-name="T1">CIT %</text:span></text:p>
      <text:p text:style-name="P1"><text:span text:style-name="T1">Insurance premium</text:span></text:p>
      <text:p text:style-name="P1"><text:span text:style-name="T1">PF %</text:span></text:p>
      <text:p text:style-name="P1"><text:span text:style-name="T1">Married/single</text:span></text:p>
      <text:p text:style-name="P1"><text:span text:style-name="T1">Male/female</text:span></text:p>
      <text:p text:style-name="P8"><text:span text:style-name="T4">Name (optional)</text:span></text:p>
      <text:p text:style-name="P1"><text:span text:style-name="T1"/></text:p>
      <text:p text:style-name="P1"><text:span text:style-name="T1">Output:</text:span></text:p>
      <text:p text:style-name="P1"><text:span text:style-name="T1">Monthly tax</text:span></text:p>
      <text:p text:style-name="P1"><text:span text:style-name="T1">Monthly PF amount</text:span></text:p>
      <text:p text:style-name="P1"><text:span text:style-name="T1">Monthly CIT amount</text:span></text:p>
      <text:p text:style-name="P1"><text:span text:style-name="T1">Monthly cash in hand</text:span></text:p>
      <text:p text:style-name="P1"><text:span text:style-name="T1"/></text:p>
      <text:list xml:id="list1863747968" text:style-name="L2">
        <text:list-item>
          <text:p text:style-name="P2"><text:span text:style-name="T1">PF can be max 10% of income (not allowance)</text:span></text:p>
        </text:list-item>
        <text:list-item>
          <text:p text:style-name="P3"><text:span text:style-name="T5">Company will match the PF amount</text:span></text:p>
        </text:list-item>
        <text:list-item>
          <text:p text:style-name="P2"><text:span text:style-name="T1">CIT can be max 33% of total income</text:span></text:p>
        </text:list-item>
        <text:list-item>
          <text:p text:style-name="P2"><text:span text:style-name="T1">CIT total yearly cannot exceed Rs. 300,000.</text:span></text:p>
        </text:list-item>
        <text:list-item>
          <text:p text:style-name="P2"><text:span text:style-name="T1">Insurance deduction max 20,000 per year.</text:span></text:p>
        </text:list-item>
        <text:list-item>
          <text:p text:style-name="P2"><text:span text:style-name="T1">Tax calculated on yearly tax</text:span></text:p>
        </text:list-item>
        <text:list-item>
          <text:p text:style-name="P2"><text:span text:style-name="T1">income is divided into 3 brackets</text:span></text:p>
        </text:list-item>
        <text:list-item>
          <text:p text:style-name="P2"><text:span text:style-name="T1">bracket 1 – 160000 for unmarried, 200,000 for married employees</text:span></text:p>
        </text:list-item>
        <text:list-item>
          <text:p text:style-name="P2"><text:span text:style-name="T1">bracket 2 – next 100,000 </text:span></text:p>
        </text:list-item>
        <text:list-item>
          <text:p text:style-name="P2"><text:span text:style-name="T1">bracket 3 – anything else</text:span></text:p>
        </text:list-item>
        <text:list-item>
          <text:p text:style-name="P2"><text:span text:style-name="T1">tax on bracket 1 – 1%</text:span></text:p>
        </text:list-item>
        <text:list-item>
          <text:p text:style-name="P2"><text:span text:style-name="T1">tax on bracket 2 – 15%</text:span></text:p>
        </text:list-item>
        <text:list-item>
          <text:p text:style-name="P2"><text:span text:style-name="T1">tax on bracket 3 – 25%</text:span></text:p>
        </text:list-item>
        <text:list-item>
          <text:p text:style-name="P2"><text:span text:style-name="T1">Females get 10% off of the total tax</text:span></text:p>
        </text:list-item>
        <text:list-item>
          <text:p text:style-name="P4"><text:span text:style-name="T6">When designing the class, make allowance for feature addition – bonus, salary increments, pay cuts due to leaves.</text:span></text:p>
        </text:list-item>
      </text:list>
      <text:p text:style-name="P1"><text:span text:style-name="T1"/></text:p>
      <text:p text:style-name="P1"><text:span text:style-name="T1"/></text:p>
      <text:p text:style-name="P7"><text:span text:style-name="T1">Class to HTML Form</text:span></text:p>
      <text:p text:style-name="P1"><text:span text:style-name="T1"/></text:p>
      <text:p text:style-name="P1"><text:span text:style-name="T1">I have an entity class. Create an HTML form dynamically using the fields in the class.</text:span></text:p>
      <text:p text:style-name="P1"><text:span text:style-name="T1"/></text:p>
      <text:p text:style-name="P1"><text:span text:style-name="T1">$ java myclass.java myform.html</text:span></text:p>
      <text:p text:style-name="P1"><text:span text:style-name="T1"/></text:p>
      <text:p text:style-name="P6"><text:span text:style-name="T2">Word count</text:span></text:p>
      <text:p text:style-name="P1"><text:span text:style-name="T1">Count the number of words in a text file. Output the top 5 words in the file.</text:span></text:p>
      <text:p text:style-name="P1"><text:span text:style-name="T1"/></text:p>
      <text:p text:style-name="P5"><text:span text:style-name="T3">This is an example, this is another example</text:span></text:p>
      <text:p text:style-name="P5"><text:span text:style-name="T3"/></text:p>
      <text:p text:style-name="P5"><text:soft-page-break/><text:span text:style-name="T3">this – 2</text:span></text:p>
      <text:p text:style-name="P5"><text:span text:style-name="T3">is – 2</text:span></text:p>
      <text:p text:style-name="P5"><text:span text:style-name="T3">an – 1</text:span></text:p>
      <text:p text:style-name="P5"><text:span text:style-name="T3">another – 1</text:span></text:p>
      <text:p text:style-name="P5"><text:span text:style-name="T3">example – 2</text:span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12:40:56</meta:creation-date>
    <dc:date>2013-03-12T13:06:32</dc:date>
    <meta:editing-duration>PT15M39S</meta:editing-duration>
    <meta:editing-cycles>8</meta:editing-cycles>
    <meta:generator>LibreOffice/3.6$Linux_X86_64 LibreOffice_project/360m1$Build-2</meta:generator>
    <meta:document-statistic meta:table-count="0" meta:image-count="0" meta:object-count="0" meta:page-count="2" meta:paragraph-count="41" meta:word-count="222" meta:character-count="1092" meta:non-whitespace-character-count="925"/>
  </office:meta>
</office:document-meta>
</file>